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b75bc" draw:textarea-horizontal-align="justify" draw:textarea-vertical-align="top" draw:auto-grow-height="false" fo:min-height="3.05cm" fo:min-width="9.6cm"/>
    </style:style>
    <style:style style:name="gr2" style:family="graphic" style:parent-style-name="standard">
      <style:graphic-properties svg:stroke-color="#d4711a" draw:fill-color="#d4711a" draw:textarea-horizontal-align="justify" draw:textarea-vertical-align="middle" draw:auto-grow-height="false" fo:min-height="3.05cm" fo:min-width="5.9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3.05cm" fo:min-width="5.9cm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64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opacity="64%" dr3d:vertical-segments="16" dr3d:close-front="true" dr3d:close-back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</style:style>
    <style:style style:name="gr7" style:family="graphic" style:parent-style-name="objectwithoutfill">
      <style:graphic-properties svg:stroke-color="#d4711a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1b75bc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1b75bc" draw:marker-end="Arrow" draw:marker-end-width="0.3cm" draw:fill="none" draw:textarea-vertical-align="middle"/>
    </style:style>
    <style:style style:name="gr11" style:family="graphic" style:parent-style-name="Default_5f_1">
      <style:graphic-properties draw:fill-color="#1b75bc" draw:textarea-horizontal-align="justify" draw:textarea-vertical-align="top" draw:auto-grow-height="false" fo:min-height="5.15cm" fo:min-width="9.6cm"/>
    </style:style>
    <style:style style:name="gr12" style:family="graphic" style:parent-style-name="Default_5f_1">
      <style:graphic-properties svg:stroke-color="#d4711a" draw:fill-color="#d4711a" draw:textarea-horizontal-align="justify" draw:textarea-vertical-align="middle" draw:auto-grow-height="false" fo:min-height="3.05cm" fo:min-width="5.9cm"/>
    </style:style>
    <style:style style:name="gr13" style:family="graphic" style:parent-style-name="Default_5f_1">
      <style:graphic-properties draw:fill-color="#72bf44" draw:textarea-horizontal-align="justify" draw:textarea-vertical-align="middle" draw:auto-grow-height="false" fo:min-height="3.05cm" fo:min-width="5.9cm"/>
    </style:style>
    <style:style style:name="gr14" style:family="graphic" style:parent-style-name="Default_5f_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64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Default_5f_1">
      <style:graphic-properties draw:stroke="none" draw:opacity="64%" dr3d:vertical-segments="16" dr3d:close-front="true" dr3d:close-back="true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012cm"/>
    </style:style>
    <style:style style:name="gr17" style:family="graphic" style:parent-style-name="Object_20_without_20_fill_5f_2">
      <style:graphic-properties svg:stroke-color="#d4711a" draw:marker-end="Arrow" draw:marker-end-width="0.3cm" draw:fill="none" draw:textarea-vertical-align="middle"/>
    </style:style>
    <style:style style:name="gr18" style:family="graphic" style:parent-style-name="Object_20_without_20_fill_5f_2">
      <style:graphic-properties svg:stroke-color="#72bf44" draw:marker-end="Arrow" draw:marker-end-width="0.3cm" draw:fill="none" draw:textarea-vertical-align="middle"/>
    </style:style>
    <style:style style:name="gr19" style:family="graphic" style:parent-style-name="Object_20_without_20_fill_5f_2">
      <style:graphic-properties svg:stroke-color="#e3d200" draw:marker-end="Arrow" draw:marker-end-width="0.3cm" draw:fill="none" draw:textarea-vertical-align="middle"/>
    </style:style>
    <style:style style:name="gr20" style:family="graphic" style:parent-style-name="Object_20_without_20_fill_5f_2">
      <style:graphic-properties svg:stroke-color="#8f187c" draw:marker-end="Arrow" draw:marker-end-width="0.3cm" draw:fill="none" draw:textarea-vertical-align="middle"/>
    </style:style>
    <style:style style:name="gr21" style:family="graphic" style:parent-style-name="Default_5f_1">
      <style:graphic-properties draw:fill-color="#ccbe00" draw:textarea-horizontal-align="justify" draw:textarea-vertical-align="middle" draw:auto-grow-height="false" fo:min-height="1.25cm" fo:min-width="7.1cm"/>
    </style:style>
    <style:style style:name="gr22" style:family="graphic" style:parent-style-name="Default_5f_1">
      <style:graphic-properties draw:fill-color="#aa55a1" draw:textarea-horizontal-align="justify" draw:textarea-vertical-align="middle" draw:auto-grow-height="false" fo:min-height="1.25cm" fo:min-width="7.3cm"/>
    </style:style>
    <style:style style:name="gr23" style:family="graphic" style:parent-style-name="Object_20_without_20_fill_5f_1">
      <style:graphic-properties svg:stroke-color="#d4711a" draw:marker-end="Arrow" draw:marker-end-width="0.3cm" draw:fill="none" draw:textarea-vertical-align="middle"/>
    </style:style>
    <style:style style:name="gr24" style:family="graphic" style:parent-style-name="Object_20_without_20_fill_5f_1">
      <style:graphic-properties svg:stroke-color="#72bf44" draw:marker-end="Arrow" draw:marker-end-width="0.3cm" draw:fill="none" draw:textarea-vertical-align="middle"/>
    </style:style>
    <style:style style:name="gr25" style:family="graphic" style:parent-style-name="Object_20_without_20_fill_5f_1">
      <style:graphic-properties svg:stroke-color="#8f187c" draw:marker-end="Arrow" draw:marker-end-width="0.3cm" draw:fill="none" draw:textarea-vertical-align="middle"/>
    </style:style>
    <style:style style:name="gr26" style:family="graphic" style:parent-style-name="Default_5f_1">
      <style:graphic-properties draw:fill-color="#1b75bc" draw:textarea-horizontal-align="justify" draw:textarea-vertical-align="top" draw:auto-grow-height="false" fo:min-height="2.75cm" fo:min-width="9.6cm"/>
    </style:style>
    <style:style style:name="gr27" style:family="graphic" style:parent-style-name="standard">
      <style:graphic-properties svg:stroke-color="#999999" draw:fill-color="#999999" draw:textarea-horizontal-align="justify" draw:textarea-vertical-align="top" draw:auto-grow-height="false" fo:min-height="3.05cm" fo:min-width="8.7cm"/>
    </style:style>
    <style:style style:name="gr28" style:family="graphic" style:parent-style-name="Object_20_without_20_fill_5f_1">
      <style:graphic-properties svg:stroke-color="#e3d2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1b75bc"/>
      <style:paragraph-properties fo:text-align="center"/>
      <style:text-properties fo:color="#ffffff"/>
    </style:style>
    <style:style style:name="P3" style:family="paragraph">
      <loext:graphic-properties draw:fill-color="#d4711a"/>
      <style:paragraph-properties fo:text-align="center"/>
      <style:text-properties fo:color="#ffffff" fo:background-color="transparent"/>
    </style:style>
    <style:style style:name="P4" style:family="paragraph">
      <loext:graphic-properties draw:fill-color="#72bf44"/>
      <style:paragraph-properties fo:text-align="center"/>
      <style:text-properties fo:color="#ffffff" fo:background-color="transparen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color="#ffffff" fo:background-color="#d4711a"/>
    </style:style>
    <style:style style:name="P7" style:family="paragraph">
      <loext:graphic-properties draw:fill="none"/>
      <style:paragraph-properties fo:text-align="center"/>
      <style:text-properties fo:color="#ffffff" fo:background-color="#72bf44"/>
    </style:style>
    <style:style style:name="P8" style:family="paragraph">
      <style:paragraph-properties fo:text-align="center"/>
      <style:text-properties fo:color="#1b75bc" style:text-underline-style="dotted" style:text-underline-width="auto" style:text-underline-color="font-color" fo:background-color="transparent"/>
    </style:style>
    <style:style style:name="P9" style:family="paragraph">
      <loext:graphic-properties draw:fill="none"/>
      <style:paragraph-properties fo:text-align="center"/>
      <style:text-properties fo:color="#1b75bc" style:text-underline-style="dotted" style:text-underline-width="auto" style:text-underline-color="font-color" fo:background-color="transparent"/>
    </style:style>
    <style:style style:name="P10" style:family="paragraph">
      <style:paragraph-properties fo:margin-top="0cm" fo:margin-bottom="0cm" fo:text-align="start"/>
      <style:text-properties fo:background-color="#1b75bc"/>
    </style:style>
    <style:style style:name="P11" style:family="paragraph">
      <loext:graphic-properties draw:fill="none"/>
      <style:paragraph-properties fo:margin-top="0cm" fo:margin-bottom="0cm" fo:text-align="start"/>
      <style:text-properties fo:color="#1b75bc" fo:background-color="transparent"/>
    </style:style>
    <style:style style:name="P12" style:family="paragraph">
      <style:paragraph-properties fo:margin-left="1.3cm" fo:margin-right="0cm" fo:text-align="start" fo:text-indent="0cm"/>
      <style:text-properties fo:background-color="#1b75bc"/>
    </style:style>
    <style:style style:name="P13" style:family="paragraph">
      <style:paragraph-properties fo:margin-left="0.5cm" fo:margin-right="0cm" fo:text-align="start" fo:text-indent="0cm"/>
      <style:text-properties fo:background-color="#1b75bc"/>
    </style:style>
    <style:style style:name="P14" style:family="paragraph">
      <loext:graphic-properties draw:fill="none"/>
      <style:paragraph-properties fo:margin-left="1.3cm" fo:margin-right="0cm" fo:text-align="start" fo:text-indent="0cm"/>
      <style:text-properties fo:color="#1b75bc" fo:background-color="transparent"/>
    </style:style>
    <style:style style:name="P15" style:family="paragraph">
      <style:paragraph-properties fo:text-align="center"/>
      <style:text-properties fo:background-color="#1b75bc"/>
    </style:style>
    <style:style style:name="P16" style:family="paragraph">
      <loext:graphic-properties draw:fill="none"/>
      <style:paragraph-properties fo:text-align="center"/>
      <style:text-properties fo:color="#1b75bc" fo:background-color="transparent"/>
    </style:style>
    <style:style style:name="P17" style:family="paragraph">
      <loext:graphic-properties draw:fill="none"/>
      <style:paragraph-properties fo:text-align="center"/>
      <style:text-properties fo:color="#ffffff" fo:background-color="#e3d200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/>
      <style:paragraph-properties fo:margin-top="0cm" fo:margin-bottom="0cm" fo:text-align="start"/>
      <style:text-properties fo:color="#ffffff" fo:background-color="#aa55a1"/>
    </style:style>
    <style:style style:name="P20" style:family="paragraph">
      <style:paragraph-properties fo:margin-left="1.3cm" fo:margin-right="0cm" fo:text-align="start" fo:text-indent="0cm"/>
    </style:style>
    <style:style style:name="P21" style:family="paragraph">
      <loext:graphic-properties draw:fill="none"/>
      <style:paragraph-properties fo:margin-left="1.3cm" fo:margin-right="0cm" fo:text-align="start" fo:text-indent="0cm"/>
      <style:text-properties fo:color="#ffffff" fo:background-color="#aa55a1"/>
    </style:style>
    <style:style style:name="P22" style:family="paragraph">
      <loext:graphic-properties draw:fill-color="#ccbe00"/>
      <style:paragraph-properties fo:text-align="center"/>
      <style:text-properties fo:color="#ffffff"/>
    </style:style>
    <style:style style:name="P23" style:family="paragraph">
      <loext:graphic-properties draw:fill-color="#aa55a1"/>
      <style:paragraph-properties fo:text-align="center"/>
      <style:text-properties fo:color="#ffffff"/>
    </style:style>
    <style:style style:name="P24" style:family="paragraph">
      <loext:graphic-properties draw:fill="none"/>
      <style:paragraph-properties fo:text-align="center"/>
      <style:text-properties fo:color="#ffffff" fo:background-color="#aa55a1"/>
    </style:style>
    <style:style style:name="P25" style:family="paragraph">
      <loext:graphic-properties draw:fill-color="#999999"/>
      <style:paragraph-properties fo:text-align="center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fo:background-color="#d4711a"/>
    </style:style>
    <style:style style:name="T4" style:family="text">
      <style:text-properties fo:color="#ffffff" fo:background-color="#72bf44"/>
    </style:style>
    <style:style style:name="T5" style:family="text">
      <style:text-properties fo:color="#1b75bc" style:text-underline-style="dotted" style:text-underline-width="auto" style:text-underline-color="font-color" fo:background-color="transparent"/>
    </style:style>
    <style:style style:name="T6" style:family="text">
      <style:text-properties fo:color="#ffffff" fo:background-color="#1b75bc"/>
    </style:style>
    <style:style style:name="T7" style:family="text">
      <style:text-properties fo:color="#ffffff" fo:background-color="#e3d200"/>
    </style:style>
    <style:style style:name="T8" style:family="text">
      <style:text-properties fo:color="#ffffff" fo:background-color="#aa55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0.1cm" svg:height="3.3cm" svg:x="5.5cm" svg:y="5.4cm">
          <text:p text:style-name="P1"><text:span text:style-name="T1">CI/CD Jenkins 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4cm" svg:height="3.3cm" svg:x="2.4cm" svg:y="22.2cm">
          <text:p text:style-name="P1"><text:span text:style-name="T2">Stage Pro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4cm" svg:height="3.3cm" svg:x="12.6cm" svg:y="22.3cm">
          <text:p text:style-name="P1"><text:span text:style-name="T2">Prod Project</text:span></text:p>
          <draw:enhanced-geometry svg:viewBox="0 0 21600 21600" draw:type="rectangle" draw:enhanced-path="M 0 0 L 21600 0 21600 21600 0 21600 0 0 Z N"/>
        </draw:custom-shape>
        <dr3d:scene draw:style-name="gr4" xml:id="id2" draw:id="id2" svg:width="5.033cm" svg:height="5.011cm" svg:x="7.921cm" svg:y="14.17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dr3d:transform="matrix (1 0 0 0 1 0 0 0 1 0.0334358615629317cm -0.158556302245237cm 0cm)" svg:viewBox="0 -5000 2500 10000" svg:d="M0-5000h250 250 500 500 500 250 250v10000h-250-250-500-500-500-250-250z"/>
        </dr3d:scene>
        <draw:frame draw:style-name="gr6" draw:text-style-name="P5" draw:layer="layout" svg:width="7.512cm" svg:height="0.962cm" svg:x="6.9cm" svg:y="15.5cm">
          <draw:text-box>
            <text:p>External Docker Registry</text:p>
          </draw:text-box>
        </draw:frame>
        <draw:connector draw:style-name="gr7" draw:text-style-name="P6" draw:layer="layout" draw:type="lines" draw:line-skew="0cm -0.921cm" svg:x1="5.6cm" svg:y1="22.2cm" svg:x2="7.921cm" svg:y2="16.677cm" draw:start-shape="id1" draw:start-glue-point="0" draw:end-shape="id2" svg:d="M5600 22200v-501l900-5022h1421" svg:viewBox="0 0 2322 5524">
          <text:p text:style-name="P1"><text:span text:style-name="T3">Pull Stage Image</text:span></text:p>
        </draw:connector>
        <draw:connector draw:style-name="gr8" draw:text-style-name="P7" draw:layer="layout" draw:type="lines" draw:line-skew="0cm 1.346cm" svg:x1="15.8cm" svg:y1="22.3cm" svg:x2="12.954cm" svg:y2="16.677cm" draw:start-shape="id3" draw:start-glue-point="0" draw:end-shape="id2" svg:d="M15800 22300v-501l-1000-5122h-1846" svg:viewBox="0 0 2847 5624">
          <text:p text:style-name="P1"><text:span text:style-name="T4">Pull Prod Image</text:span></text:p>
        </draw:connector>
        <draw:connector draw:style-name="gr9" draw:text-style-name="P9" draw:layer="layout" draw:type="lines" svg:x1="5.5cm" svg:y1="7.05cm" svg:x2="7.921cm" svg:y2="16.677cm" draw:start-shape="id4" draw:start-glue-point="3" draw:end-shape="id2" svg:d="M5500 7050h-501l2422 9627h500" svg:viewBox="0 0 2923 9628">
          <text:p text:style-name="P8"><text:span text:style-name="T5">Build and Push Image</text:span></text:p>
        </draw:connector>
        <draw:connector draw:style-name="gr10" draw:text-style-name="P11" draw:layer="layout" draw:type="lines" svg:x1="5.5cm" svg:y1="7.05cm" svg:x2="2.4cm" svg:y2="23.85cm" draw:start-shape="id4" draw:start-glue-point="3" draw:end-shape="id1" draw:end-glue-point="3" svg:d="M5500 7050h-501l-3100 16800h501" svg:viewBox="0 0 3602 16801">
          <text:p text:style-name="P10"><text:span text:style-name="T6">Migrate DB,</text:span><text:span text:style-name="T6"><text:line-break/></text:span><text:span text:style-name="T6">Deploy Image</text:span></text:p>
        </draw:connector>
        <draw:connector draw:style-name="gr10" draw:text-style-name="P14" draw:layer="layout" draw:type="lines" svg:x1="15.6cm" svg:y1="7.05cm" svg:x2="19cm" svg:y2="23.95cm" draw:start-shape="id4" draw:start-glue-point="1" draw:end-shape="id3" draw:end-glue-point="1" svg:d="M15600 7050h501l3400 16900h-501" svg:viewBox="0 0 3902 16901">
          <text:p text:style-name="P12"><text:span text:style-name="T6"/></text:p>
          <text:p text:style-name="P13"><text:span text:style-name="T6">Migrate DB.</text:span><text:span text:style-name="T6"><text:line-break/></text:span><text:span text:style-name="T6">Deploy Image</text:span></text:p>
        </draw:connector>
        <draw:connector draw:style-name="gr10" draw:text-style-name="P16" draw:layer="layout" draw:type="lines" svg:x1="15.6cm" svg:y1="7.05cm" svg:x2="12.954cm" svg:y2="16.677cm" draw:start-shape="id4" draw:start-glue-point="1" draw:end-shape="id2" svg:d="M15600 7050h501l-2647 9627h-500" svg:viewBox="0 0 3148 9628">
          <text:p text:style-name="P15"><text:span text:style-name="T6">Tag Image</text:span></text:p>
        </draw:connector>
      </draw:page>
      <draw:page draw:name="page2" draw:style-name="dp1" draw:master-page-name="Default">
        <draw:custom-shape draw:style-name="gr11" draw:text-style-name="P2" draw:layer="layout" svg:width="10.1cm" svg:height="5.4cm" svg:x="5.5cm" svg:y="5.4cm">
          <text:p text:style-name="P1"><text:span text:style-name="T1">CI/CD Jenkins Pro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6.4cm" svg:height="3.3cm" svg:x="2.4cm" svg:y="22.2cm">
          <text:p text:style-name="P1"><text:span text:style-name="T2">Stage Projec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6.4cm" svg:height="3.3cm" svg:x="12.6cm" svg:y="22.3cm">
          <text:p text:style-name="P1"><text:span text:style-name="T2">Prod Project</text:span></text:p>
          <draw:enhanced-geometry svg:viewBox="0 0 21600 21600" draw:type="rectangle" draw:enhanced-path="M 0 0 L 21600 0 21600 21600 0 21600 0 0 Z N"/>
        </draw:custom-shape>
        <dr3d:scene draw:style-name="gr14" xml:id="id6" draw:id="id6" svg:width="5.033cm" svg:height="5.011cm" svg:x="7.921cm" svg:y="14.17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dr3d:transform="matrix (1 0 0 0 1 0 0 0 1 0.0334358615629317cm -0.158556302245237cm 0cm)" svg:viewBox="0 -5000 2500 10000" svg:d="M0-5000h250 250 500 500 500 250 250v10000h-250-250-500-500-500-250-250z"/>
        </dr3d:scene>
        <draw:frame draw:style-name="gr16" draw:text-style-name="P5" draw:layer="layout" svg:width="7.512cm" svg:height="0.962cm" svg:x="6.9cm" svg:y="15.5cm">
          <draw:text-box>
            <text:p>External Docker Registry</text:p>
          </draw:text-box>
        </draw:frame>
        <draw:connector draw:style-name="gr17" draw:text-style-name="P6" draw:layer="layout" draw:type="lines" draw:line-skew="0cm -0.921cm" svg:x1="5.6cm" svg:y1="22.2cm" svg:x2="7.921cm" svg:y2="16.677cm" draw:start-shape="id5" draw:start-glue-point="0" draw:end-shape="id6" svg:d="M5600 22200v-501l900-5022h1421" svg:viewBox="0 0 2322 5524">
          <text:p text:style-name="P1"><text:span text:style-name="T3">Pull Stage Image</text:span></text:p>
        </draw:connector>
        <draw:connector draw:style-name="gr18" draw:text-style-name="P7" draw:layer="layout" draw:type="lines" draw:line-skew="0cm 1.346cm" svg:x1="15.8cm" svg:y1="22.3cm" svg:x2="12.954cm" svg:y2="16.677cm" draw:start-shape="id7" draw:start-glue-point="0" draw:end-shape="id6" svg:d="M15800 22300v-501l-1000-5122h-1846" svg:viewBox="0 0 2847 5624">
          <text:p text:style-name="P1"><text:span text:style-name="T4">Pull Prod Image</text:span></text:p>
        </draw:connector>
        <draw:connector draw:style-name="gr19" draw:text-style-name="P17" draw:layer="layout" draw:type="lines" draw:line-skew="0cm -1.021cm" svg:x1="6.7cm" svg:y1="9.887cm" svg:x2="7.921cm" svg:y2="16.677cm" draw:start-shape="id8" draw:start-glue-point="3" draw:end-shape="id6" svg:d="M6700 9887h-501l201 6790h1521" svg:viewBox="0 0 1723 6791">
          <text:p text:style-name="P1"><text:span text:style-name="T7">Build and Push Image</text:span></text:p>
        </draw:connector>
        <draw:connector draw:style-name="gr20" draw:text-style-name="P19" draw:layer="layout" draw:type="lines" draw:line-skew="-4.299cm" svg:x1="6.6cm" svg:y1="8.05cm" svg:x2="2.4cm" svg:y2="23.85cm" draw:start-shape="id9" draw:start-glue-point="3" draw:end-shape="id5" draw:end-glue-point="3" svg:d="M6600 8050h-4800l99 15800h501" svg:viewBox="0 0 4801 15801">
          <text:p text:style-name="P18"><text:span text:style-name="T8">1. Scale to 0</text:span><text:span text:style-name="T8"><text:line-break/></text:span><text:span text:style-name="T8">2. Migrate DB</text:span><text:span text:style-name="T8"><text:line-break/></text:span><text:span text:style-name="T8">3. Scale to 2</text:span></text:p>
        </draw:connector>
        <draw:connector draw:style-name="gr20" draw:text-style-name="P21" draw:layer="layout" draw:type="lines" draw:line-skew="4.399cm" svg:x1="14.4cm" svg:y1="8.05cm" svg:x2="19cm" svg:y2="23.95cm" draw:start-shape="id9" draw:start-glue-point="1" draw:end-shape="id7" draw:end-glue-point="1" svg:d="M14400 8050h4900l201 15900h-501" svg:viewBox="0 0 5102 15901">
          <text:p text:style-name="P20"><text:span text:style-name="T8">1. Scale to 0</text:span><text:span text:style-name="T8"><text:line-break/></text:span><text:span text:style-name="T8">2. Migrate DB</text:span><text:span text:style-name="T8"><text:line-break/></text:span><text:span text:style-name="T8">3. Scale to 2</text:span></text:p>
        </draw:connector>
        <draw:custom-shape draw:style-name="gr21" draw:text-style-name="P22" xml:id="id8" draw:id="id8" draw:layer="layout" svg:width="7.6cm" svg:height="1.5cm" svg:x="6.7cm" svg:y="9.137cm">
          <text:p text:style-name="P1"><text:span text:style-name="T1">Image Constru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9" draw:id="id9" draw:layer="layout" svg:width="7.8cm" svg:height="1.5cm" svg:x="6.6cm" svg:y="7.3cm">
          <text:p text:style-name="P1"><text:span text:style-name="T1">Image Promotion</text:span></text:p>
          <draw:enhanced-geometry svg:viewBox="0 0 21600 21600" draw:type="rectangle" draw:enhanced-path="M 0 0 L 21600 0 21600 21600 0 21600 0 0 Z N"/>
        </draw:custom-shape>
        <draw:connector draw:style-name="gr20" draw:text-style-name="P24" draw:layer="layout" draw:type="lines" draw:line-skew="0cm 1.446cm" svg:x1="14.4cm" svg:y1="8.05cm" svg:x2="12.954cm" svg:y2="16.677cm" draw:start-shape="id9" draw:start-glue-point="1" draw:end-shape="id6" svg:d="M14400 8050h501l-1 8627h-1946" svg:viewBox="0 0 1948 8628">
          <text:p text:style-name="P1"><text:span text:style-name="T8">Tag Image</text:span></text:p>
        </draw:connector>
      </draw:page>
      <draw:page draw:name="page3" draw:style-name="dp1" draw:master-page-name="Default">
        <draw:custom-shape draw:style-name="gr12" draw:text-style-name="P3" xml:id="id10" draw:id="id10" draw:layer="layout" svg:width="6.4cm" svg:height="3.3cm" svg:x="2.4cm" svg:y="22.2cm">
          <text:p text:style-name="P1"><text:span text:style-name="T2">Stage Projec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2" draw:id="id12" draw:layer="layout" svg:width="6.4cm" svg:height="3.3cm" svg:x="12.6cm" svg:y="22.3cm">
          <text:p text:style-name="P1"><text:span text:style-name="T2">Prod Project</text:span></text:p>
          <draw:enhanced-geometry svg:viewBox="0 0 21600 21600" draw:type="rectangle" draw:enhanced-path="M 0 0 L 21600 0 21600 21600 0 21600 0 0 Z N"/>
        </draw:custom-shape>
        <dr3d:scene draw:style-name="gr14" xml:id="id11" draw:id="id11" svg:width="5.033cm" svg:height="5.011cm" svg:x="7.921cm" svg:y="14.17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dr3d:transform="matrix (1 0 0 0 1 0 0 0 1 0.0334358615629317cm -0.158556302245237cm 0cm)" svg:viewBox="0 -5000 2500 10000" svg:d="M0-5000h250 250 500 500 500 250 250v10000h-250-250-500-500-500-250-250z"/>
        </dr3d:scene>
        <draw:frame draw:style-name="gr16" draw:text-style-name="P5" draw:layer="layout" svg:width="7.512cm" svg:height="0.962cm" svg:x="6.9cm" svg:y="15.5cm">
          <draw:text-box>
            <text:p>External Docker Registry</text:p>
          </draw:text-box>
        </draw:frame>
        <draw:connector draw:style-name="gr23" draw:text-style-name="P6" draw:layer="layout" draw:type="lines" draw:line-skew="0cm -0.921cm" svg:x1="5.6cm" svg:y1="22.2cm" svg:x2="7.921cm" svg:y2="16.677cm" draw:start-shape="id10" draw:start-glue-point="0" draw:end-shape="id11" svg:d="M5600 22200v-501l900-5022h1421" svg:viewBox="0 0 2322 5524">
          <text:p text:style-name="P1"><text:span text:style-name="T3">Pull Stage Image</text:span></text:p>
        </draw:connector>
        <draw:connector draw:style-name="gr24" draw:text-style-name="P7" draw:layer="layout" draw:type="lines" draw:line-skew="0cm 1.346cm" svg:x1="15.8cm" svg:y1="22.3cm" svg:x2="12.954cm" svg:y2="16.677cm" draw:start-shape="id12" draw:start-glue-point="0" draw:end-shape="id11" svg:d="M15800 22300v-501l-1000-5122h-1846" svg:viewBox="0 0 2847 5624">
          <text:p text:style-name="P1"><text:span text:style-name="T4">Pull Prod Image</text:span></text:p>
        </draw:connector>
        <draw:connector draw:style-name="gr25" draw:text-style-name="P19" draw:layer="layout" draw:type="lines" draw:line-skew="-4.299cm" svg:x1="6.6cm" svg:y1="9.25cm" svg:x2="2.4cm" svg:y2="23.85cm" draw:start-shape="id13" draw:start-glue-point="3" draw:end-shape="id10" draw:end-glue-point="3" svg:d="M6600 9250h-4800l99 14600h501" svg:viewBox="0 0 4801 14601">
          <text:p text:style-name="P18"><text:span text:style-name="T8">1. Scale to 0</text:span><text:span text:style-name="T8"><text:line-break/></text:span><text:span text:style-name="T8">2. Migrate DB</text:span><text:span text:style-name="T8"><text:line-break/></text:span><text:span text:style-name="T8">3. Scale to 2</text:span></text:p>
        </draw:connector>
        <draw:connector draw:style-name="gr25" draw:text-style-name="P21" draw:layer="layout" draw:type="lines" draw:line-skew="4.399cm" svg:x1="14.4cm" svg:y1="9.25cm" svg:x2="19cm" svg:y2="23.95cm" draw:start-shape="id13" draw:start-glue-point="1" draw:end-shape="id12" draw:end-glue-point="1" svg:d="M14400 9250h4900l201 14700h-501" svg:viewBox="0 0 5102 14701">
          <text:p text:style-name="P20"><text:span text:style-name="T8">1. Scale to 0</text:span><text:span text:style-name="T8"><text:line-break/></text:span><text:span text:style-name="T8">2. Migrate DB</text:span><text:span text:style-name="T8"><text:line-break/></text:span><text:span text:style-name="T8">3. Scale to 2</text:span></text:p>
        </draw:connector>
        <draw:g>
          <draw:custom-shape draw:style-name="gr26" draw:text-style-name="P2" draw:layer="layout" svg:width="10.1cm" svg:height="3cm" svg:x="5.5cm" svg:y="7.3cm">
            <text:p text:style-name="P1"><text:span text:style-name="T1">CI/CD Jenkins Projec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3" xml:id="id13" draw:id="id13" draw:layer="layout" svg:width="7.8cm" svg:height="1.5cm" svg:x="6.6cm" svg:y="8.5cm">
            <text:p text:style-name="P1"><text:span text:style-name="T1">Image Promotion</text:span>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24" draw:layer="layout" draw:type="lines" draw:line-skew="0cm 1.446cm" svg:x1="14.4cm" svg:y1="9.25cm" svg:x2="12.954cm" svg:y2="16.677cm" draw:start-shape="id13" draw:start-glue-point="1" draw:end-shape="id11" svg:d="M14400 9250h501l-1 7427h-1946" svg:viewBox="0 0 1948 7428">
          <text:p text:style-name="P1"><text:span text:style-name="T8">Tag Image</text:span></text:p>
        </draw:connector>
        <draw:g>
          <draw:custom-shape draw:style-name="gr27" draw:text-style-name="P25" draw:layer="layout" svg:width="9.2cm" svg:height="3.3cm" svg:x="4.2cm" svg:y="3.1cm">
            <text:p text:style-name="P1"><text:span text:style-name="T1">Existing Build Infrastructur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2" xml:id="id14" draw:id="id14" draw:layer="layout" svg:width="7.6cm" svg:height="1.5cm" svg:x="5.1cm" svg:y="4.5cm">
            <text:p text:style-name="P1"><text:span text:style-name="T1">Image Construction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17" draw:layer="layout" draw:type="lines" draw:line-skew="-1.799cm -1.021cm" svg:x1="5.1cm" svg:y1="5.25cm" svg:x2="7.921cm" svg:y2="16.677cm" draw:start-shape="id14" draw:start-glue-point="3" draw:end-shape="id11" svg:d="M5100 5250h-2300l3600 11427h1521" svg:viewBox="0 0 5122 11428">
          <text:p text:style-name="P1"><text:span text:style-name="T7">Build and Push Imag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2:39:44.815923047</meta:creation-date>
    <dc:date>2018-12-14T14:48:29.415519728</dc:date>
    <meta:editing-duration>PT1H8M20S</meta:editing-duration>
    <meta:editing-cycles>4</meta:editing-cycles>
    <meta:generator>LibreOffice/6.0.6.2$Linux_X86_64 LibreOffice_project/00m0$Build-2</meta:generator>
    <meta:document-statistic meta:object-count="43"/>
  </office:meta>
</office:document-meta>
</file>